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893cm" style:rel-column-width="3341*"/>
    </style:style>
    <style:style style:name="Tabla1.B" style:family="table-column">
      <style:table-column-properties style:column-width="5.44cm" style:rel-column-width="3084*"/>
    </style:style>
    <style:style style:name="Tabla1.C" style:family="table-column">
      <style:table-column-properties style:column-width="5.667cm" style:rel-column-width="3213*"/>
    </style:style>
    <style:style style:name="Tabla1.1" style:family="table-row">
      <style:table-row-properties style:min-row-height="1.80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2" style:family="table-row">
      <style:table-row-properties style:min-row-height="1.683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e76d2" officeooo:paragraph-rsid="000e76d2"/>
    </style:style>
    <style:style style:name="P2" style:family="paragraph" style:parent-style-name="Standard">
      <style:text-properties officeooo:paragraph-rsid="000e76d2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e76d2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e76d2" officeooo:paragraph-rsid="000e76d2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e76d2" officeooo:paragraph-rsid="000e76d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0e76d2" officeooo:paragraph-rsid="000e76d2"/>
    </style:style>
    <style:style style:name="P7" style:family="paragraph" style:parent-style-name="Standard">
      <style:paragraph-properties fo:text-align="center" style:justify-single-word="false"/>
      <style:text-properties officeooo:paragraph-rsid="000e76d2"/>
    </style:style>
    <style:style style:name="P8" style:family="paragraph" style:parent-style-name="Table_20_Contents">
      <style:paragraph-properties fo:text-align="center" style:justify-single-word="false"/>
      <style:text-properties officeooo:rsid="000e9aa6" officeooo:paragraph-rsid="000e9aa6"/>
    </style:style>
    <style:style style:name="P9" style:family="paragraph" style:parent-style-name="Standard">
      <style:paragraph-properties fo:text-align="center" style:justify-single-word="false"/>
      <style:text-properties officeooo:rsid="000e76d2" officeooo:paragraph-rsid="000e9aa6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e9aa6" officeooo:paragraph-rsid="000e9aa6" style:font-weight-asian="bold" style:font-weight-complex="bold"/>
    </style:style>
    <style:style style:name="P11" style:family="paragraph" style:parent-style-name="Text_20_body" style:list-style-name="L1">
      <style:text-properties fo:font-weight="bold" officeooo:rsid="000e9aa6" officeooo:paragraph-rsid="000e9aa6" style:font-weight-asian="bold" style:font-weight-complex="bold"/>
    </style:style>
    <style:style style:name="P12" style:family="paragraph" style:parent-style-name="Text_20_body" style:list-style-name="L1">
      <style:text-properties officeooo:rsid="000e9aa6"/>
    </style:style>
    <style:style style:name="P13" style:family="paragraph" style:parent-style-name="Text_20_body" style:list-style-name="L1">
      <style:text-properties officeooo:rsid="000e9aa6" officeooo:paragraph-rsid="000e9aa6"/>
    </style:style>
    <style:style style:name="P14" style:family="paragraph" style:parent-style-name="Text_20_body" style:list-style-name="L2">
      <style:text-properties officeooo:rsid="000e9aa6"/>
    </style:style>
    <style:style style:name="P15" style:family="paragraph" style:parent-style-name="Text_20_body" style:list-style-name="L2">
      <style:text-properties officeooo:rsid="000e9aa6" officeooo:paragraph-rsid="000e9aa6"/>
    </style:style>
    <style:style style:name="P16" style:family="paragraph" style:parent-style-name="Text_20_body" style:list-style-name="L3">
      <style:text-properties officeooo:rsid="000e9aa6"/>
    </style:style>
    <style:style style:name="P17" style:family="paragraph" style:parent-style-name="Standard">
      <style:text-properties style:text-underline-style="none" fo:font-weight="normal" officeooo:rsid="000e9aa6" officeooo:paragraph-rsid="000e9aa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76d2"/>
    </style:style>
    <style:style style:name="T3" style:family="text">
      <style:text-properties style:text-underline-style="none" fo:font-weight="normal" officeooo:rsid="000e76d2" style:font-weight-asian="normal" style:font-weight-complex="normal"/>
    </style:style>
    <style:style style:name="T4" style:family="text">
      <style:text-properties officeooo:rsid="000e9aa6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VENCIÓN DE RIESGOS LABORALES</text:p>
      <text:p text:style-name="P1"/>
      <text:p text:style-name="P1"><text:span text:style-name="T1">EMPRESA</text:span>: FOGÓN DE CARLOS</text:p>
      <text:p text:style-name="P1"/>
      <text:p text:style-name="P2"><text:span text:style-name="T2">- </text:span>Restaurante con cocina, comedor, almacén y zona de atención al público.<text:line-break/>Cuenta con cocineros, camareros, personal de limpieza y un encargado.<text:line-break/>Alta presión, ritmo acelerado y muchos elementos peligrosos.</text:p>
      <text:p text:style-name="P2"/>
      <text:p text:style-name="P3"><text:span text:style-name="T2">Riesgos en el local:</text:span></text:p>
      <text:p text:style-name="P2"/>
      <text:p text:style-name="P2"><text:span text:style-name="T2">Físico: </text:span>Suelo mojado, cortes con cuchillos, quemaduras con aceite, enchufes sueltos.</text:p>
      <text:p text:style-name="P2"><text:span text:style-name="T2">Químico: Inhalación</text:span> de productos de limpieza sin ventilación.</text:p>
      <text:p text:style-name="P2"><text:span text:style-name="T2">Ergonómico: </text:span>Posturas forzadas al levantar cajas o permanecer de pie mucho tiempo.</text:p>
      <text:p text:style-name="P2"><text:span text:style-name="T2">Psicológico: </text:span>Estrés por clientes exigentes, exceso de horas, gritos del jefe.</text:p>
      <text:p text:style-name="P2"><text:span text:style-name="T2">Biológico: </text:span>Manipulación de alimentos sin guantes, riesgo de intoxicación.</text:p>
      <text:p text:style-name="P2"/>
      <text:p text:style-name="P4">Evaluación y Priorización:</text:p>
      <text:p text:style-name="P5"/>
      <text:p text:style-name="P2"><text:span text:style-name="T3">Riesgo alto: Quemaduras, cortes, incendios, accidentes con productos químicos o caídas bruscas.</text:span></text:p>
      <text:p text:style-name="P1">Riegos Medio: Estres laboral, ansiedad, golpes leves.</text:p>
      <text:p text:style-name="P1">Riesgo Bajo: 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/>
            <text:p text:style-name="P6">Riesgo Alto</text:p>
          </table:table-cell>
          <table:table-cell table:style-name="Tabla1.A1" office:value-type="string">
            <text:p text:style-name="P7"><text:span text:style-name="T3">Quemaduras, cortes, incendios, accidentes con productos químicos o caídas bruscas.</text:span></text:p>
          </table:table-cell>
          <table:table-cell table:style-name="Tabla1.C1" office:value-type="string">
            <text:p text:style-name="P6">Heridas graves, atencion medica urgente y <text:span text:style-name="T4">baja laboral.</text:span></text:p>
          </table:table-cell>
        </table:table-row>
        <table:table-row table:style-name="Tabla1.2">
          <table:table-cell table:style-name="Tabla1.A2" office:value-type="string">
            <text:p text:style-name="P8"/>
            <text:p text:style-name="P8">Riesgo Medio</text:p>
          </table:table-cell>
          <table:table-cell table:style-name="Tabla1.A2" office:value-type="string">
            <text:p text:style-name="P9">Estres laboral, ansiedad, golpes leves.</text:p>
          </table:table-cell>
          <table:table-cell table:style-name="Tabla1.C2" office:value-type="string">
            <text:p text:style-name="P8"/>
            <text:p text:style-name="P8">Fatiga, ansiedad, dolor leve.</text:p>
          </table:table-cell>
        </table:table-row>
        <table:table-row>
          <table:table-cell table:style-name="Tabla1.A2" office:value-type="string">
            <text:p text:style-name="P8">Riesgo Bajo</text:p>
          </table:table-cell>
          <table:table-cell table:style-name="Tabla1.A2" office:value-type="string">
            <text:p text:style-name="P9">Postura forzada <text:span text:style-name="T4">o irritacion.</text:span></text:p>
          </table:table-cell>
          <table:table-cell table:style-name="Tabla1.C2" office:value-type="string">
            <text:p text:style-name="P8">Dolor de espalda/cabeza</text:p>
          </table:table-cell>
        </table:table-row>
      </table:table>
      <text:p text:style-name="P1"/>
      <text:p text:style-name="P10">Medidas Preventivas:</text:p>
      <text:p text:style-name="P10"><text:span text:style-name="Strong_20_Emphasis"><text:span text:style-name="T5"/></text:span></text:p>
      <text:list text:style-name="L1">
        <text:list-header>
          <text:p text:style-name="P11">Medidas Técnicas:</text:p>
        </text:list-header>
        <text:list-item>
          <text:p text:style-name="P12">Revisar y reparar enchufes, maquinaria y sistemas eléctricos.</text:p>
        </text:list-item>
        <text:list-item>
          <text:p text:style-name="P12">Colocar alfombrillas antideslizantes y señalización de suelo mojado.</text:p>
        </text:list-item>
        <text:list-item>
          <text:p text:style-name="P12">Mejorar ventilación en zonas de limpieza.</text:p>
        </text:list-item>
        <text:list-item>
          <text:p text:style-name="P13">Instalar extintores y detectores de humo.</text:p>
          <text:p text:style-name="P13"><text:span text:style-name="Strong_20_Emphasis">Medidas organizativas:</text:span></text:p>
        </text:list-item>
      </text:list>
      <text:list text:style-name="L2">
        <text:list-item>
          <text:p text:style-name="P14">Formación inicial en PRL a todos los empleados.</text:p>
        </text:list-item>
        <text:list-item>
          <text:p text:style-name="P14">Establecer turnos rotativos y pausas activas cada 2 h.</text:p>
        </text:list-item>
        <text:list-item>
          <text:p text:style-name="P14">Supervisar limpieza diaria y mantenimiento semanal.</text:p>
        </text:list-item>
        <text:list-item>
          <text:p text:style-name="P15">Crear un <text:span text:style-name="Strong_20_Emphasis">“Mapa de Riesgos”</text:span> visible en el comedor del personal.</text:p>
          <text:p text:style-name="P15"><text:span text:style-name="Strong_20_Emphasis"/></text:p>
          <text:p text:style-name="P15"><text:soft-page-break/><text:span text:style-name="Strong_20_Emphasis">Medidas personales:</text:span></text:p>
        </text:list-item>
      </text:list>
      <text:list text:style-name="L3">
        <text:list-item>
          <text:p text:style-name="P16">Uso obligatorio de: guantes, calzado antideslizante, gorro y uniforme.</text:p>
        </text:list-item>
        <text:list-item>
          <text:p text:style-name="P16">Prohibido manipular enchufes o aparatos sin autorización.</text:p>
        </text:list-item>
        <text:list-item>
          <text:p text:style-name="P16">Reportar incidentes o estrés al encargado de seguridad.<text:span text:style-name="T5"/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3:01:25.555663500</meta:creation-date>
    <dc:date>2025-10-14T13:19:03.278061700</dc:date>
    <meta:editing-duration>PT5M58S</meta:editing-duration>
    <meta:editing-cycles>1</meta:editing-cycles>
    <meta:document-statistic meta:table-count="1" meta:image-count="0" meta:object-count="0" meta:page-count="2" meta:paragraph-count="38" meta:word-count="266" meta:character-count="1833" meta:non-whitespace-character-count="1618"/>
    <meta:generator>LibreOffice/25.8.1.1$Windows_X86_64 LibreOffice_project/54047653041915e595ad4e45cccea684809c77b5</meta:generator>
  </office:meta>
</office:document-meta>
</file>